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b6b2" officeooo:paragraph-rsid="0009b6b2"/>
    </style:style>
    <style:style style:name="P2" style:family="paragraph" style:parent-style-name="Standard">
      <style:text-properties officeooo:rsid="000a9792" officeooo:paragraph-rsid="000a9792"/>
    </style:style>
    <style:style style:name="P3" style:family="paragraph" style:parent-style-name="Standard">
      <style:text-properties officeooo:rsid="000a9792" officeooo:paragraph-rsid="0015f754"/>
    </style:style>
    <style:style style:name="P4" style:family="paragraph" style:parent-style-name="Standard">
      <style:text-properties officeooo:rsid="000a9792" officeooo:paragraph-rsid="001620fc"/>
    </style:style>
    <style:style style:name="P5" style:family="paragraph" style:parent-style-name="Standard">
      <style:text-properties officeooo:rsid="000a9792" officeooo:paragraph-rsid="00257c7e"/>
    </style:style>
    <style:style style:name="P6" style:family="paragraph" style:parent-style-name="Standard">
      <style:text-properties officeooo:rsid="000a9792" officeooo:paragraph-rsid="002c5cbe"/>
    </style:style>
    <style:style style:name="P7" style:family="paragraph" style:parent-style-name="Standard">
      <style:text-properties officeooo:rsid="000a9792" officeooo:paragraph-rsid="00478314"/>
    </style:style>
    <style:style style:name="P8" style:family="paragraph" style:parent-style-name="Standard">
      <style:text-properties officeooo:rsid="000a9792" officeooo:paragraph-rsid="004cbbe1"/>
    </style:style>
    <style:style style:name="P9" style:family="paragraph" style:parent-style-name="Standard">
      <style:text-properties officeooo:rsid="000a9792" officeooo:paragraph-rsid="004e882f"/>
    </style:style>
    <style:style style:name="P10" style:family="paragraph" style:parent-style-name="Standard">
      <style:text-properties officeooo:rsid="000a9792" officeooo:paragraph-rsid="00691a68"/>
    </style:style>
    <style:style style:name="P11" style:family="paragraph" style:parent-style-name="Standard">
      <style:text-properties officeooo:rsid="000a9792" officeooo:paragraph-rsid="0076f7f4"/>
    </style:style>
    <style:style style:name="P12" style:family="paragraph" style:parent-style-name="Standard">
      <style:text-properties officeooo:rsid="000a9792" officeooo:paragraph-rsid="0078bb4c"/>
    </style:style>
    <style:style style:name="P13" style:family="paragraph" style:parent-style-name="Standard">
      <style:text-properties officeooo:rsid="000cff36" officeooo:paragraph-rsid="000ead45"/>
    </style:style>
    <style:style style:name="P14" style:family="paragraph" style:parent-style-name="Standard">
      <style:text-properties officeooo:rsid="000cff36" officeooo:paragraph-rsid="0018f550"/>
    </style:style>
    <style:style style:name="P15" style:family="paragraph" style:parent-style-name="Standard">
      <style:text-properties officeooo:rsid="000cff36" officeooo:paragraph-rsid="001de408"/>
    </style:style>
    <style:style style:name="P16" style:family="paragraph" style:parent-style-name="Standard">
      <style:text-properties officeooo:rsid="000cff36" officeooo:paragraph-rsid="0031435c"/>
    </style:style>
    <style:style style:name="P17" style:family="paragraph" style:parent-style-name="Standard">
      <style:text-properties officeooo:rsid="00128e81" officeooo:paragraph-rsid="00128e81"/>
    </style:style>
    <style:style style:name="P18" style:family="paragraph" style:parent-style-name="Standard">
      <style:text-properties officeooo:rsid="00128e81" officeooo:paragraph-rsid="00220290"/>
    </style:style>
    <style:style style:name="P19" style:family="paragraph" style:parent-style-name="Standard">
      <style:text-properties officeooo:rsid="00128e81" officeooo:paragraph-rsid="0023540c"/>
    </style:style>
    <style:style style:name="P20" style:family="paragraph" style:parent-style-name="Standard">
      <style:text-properties officeooo:rsid="00128e81" officeooo:paragraph-rsid="00244fa9"/>
    </style:style>
    <style:style style:name="P21" style:family="paragraph" style:parent-style-name="Standard">
      <style:text-properties officeooo:rsid="00128e81" officeooo:paragraph-rsid="00411cca"/>
    </style:style>
    <style:style style:name="P22" style:family="paragraph" style:parent-style-name="Standard">
      <style:text-properties officeooo:rsid="00128e81" officeooo:paragraph-rsid="00412dc7"/>
    </style:style>
    <style:style style:name="P23" style:family="paragraph" style:parent-style-name="Standard">
      <style:text-properties officeooo:rsid="00128e81" officeooo:paragraph-rsid="0041a023"/>
    </style:style>
    <style:style style:name="P24" style:family="paragraph" style:parent-style-name="Standard">
      <style:text-properties officeooo:rsid="0010cbb1" officeooo:paragraph-rsid="0010cbb1"/>
    </style:style>
    <style:style style:name="P25" style:family="paragraph" style:parent-style-name="Standard">
      <style:text-properties officeooo:rsid="001e86aa" officeooo:paragraph-rsid="001e86aa"/>
    </style:style>
    <style:style style:name="P26" style:family="paragraph" style:parent-style-name="Standard">
      <style:text-properties officeooo:rsid="00257c7e" officeooo:paragraph-rsid="00372d96"/>
    </style:style>
    <style:style style:name="P27" style:family="paragraph" style:parent-style-name="Standard">
      <style:text-properties officeooo:rsid="00257c7e" officeooo:paragraph-rsid="00390abb"/>
    </style:style>
    <style:style style:name="P28" style:family="paragraph" style:parent-style-name="Standard">
      <style:text-properties officeooo:rsid="00266741" officeooo:paragraph-rsid="00266741"/>
    </style:style>
    <style:style style:name="P29" style:family="paragraph" style:parent-style-name="Standard">
      <style:text-properties officeooo:rsid="00266741" officeooo:paragraph-rsid="00552d1c"/>
    </style:style>
    <style:style style:name="P30" style:family="paragraph" style:parent-style-name="Standard">
      <style:text-properties officeooo:rsid="0026bd0d" officeooo:paragraph-rsid="0026bd0d"/>
    </style:style>
    <style:style style:name="P31" style:family="paragraph" style:parent-style-name="Standard">
      <style:text-properties officeooo:rsid="0028826d" officeooo:paragraph-rsid="0028826d"/>
    </style:style>
    <style:style style:name="P32" style:family="paragraph" style:parent-style-name="Standard">
      <style:text-properties officeooo:rsid="0028a17c" officeooo:paragraph-rsid="0028a17c"/>
    </style:style>
    <style:style style:name="P33" style:family="paragraph" style:parent-style-name="Standard">
      <style:text-properties officeooo:rsid="0028a17c" officeooo:paragraph-rsid="002c50f6"/>
    </style:style>
    <style:style style:name="P34" style:family="paragraph" style:parent-style-name="Standard">
      <style:text-properties officeooo:rsid="0028a17c" officeooo:paragraph-rsid="002f97a2"/>
    </style:style>
    <style:style style:name="P35" style:family="paragraph" style:parent-style-name="Standard">
      <style:text-properties officeooo:rsid="0028a17c" officeooo:paragraph-rsid="0030cbd0"/>
    </style:style>
    <style:style style:name="P36" style:family="paragraph" style:parent-style-name="Standard">
      <style:text-properties officeooo:rsid="0028a17c" officeooo:paragraph-rsid="0032b857"/>
    </style:style>
    <style:style style:name="P37" style:family="paragraph" style:parent-style-name="Standard">
      <style:text-properties officeooo:rsid="0028a17c" officeooo:paragraph-rsid="0035d682"/>
    </style:style>
    <style:style style:name="P38" style:family="paragraph" style:parent-style-name="Standard">
      <style:text-properties officeooo:rsid="0028a17c" officeooo:paragraph-rsid="00372d96"/>
    </style:style>
    <style:style style:name="P39" style:family="paragraph" style:parent-style-name="Standard">
      <style:text-properties officeooo:rsid="002c5cbe" officeooo:paragraph-rsid="002c5cbe"/>
    </style:style>
    <style:style style:name="P40" style:family="paragraph" style:parent-style-name="Standard">
      <style:text-properties officeooo:rsid="002cc23c" officeooo:paragraph-rsid="002e6d37"/>
    </style:style>
    <style:style style:name="P41" style:family="paragraph" style:parent-style-name="Standard">
      <style:text-properties officeooo:rsid="002e6d37" officeooo:paragraph-rsid="002e6d37"/>
    </style:style>
    <style:style style:name="P42" style:family="paragraph" style:parent-style-name="Standard">
      <style:text-properties officeooo:rsid="0032b857" officeooo:paragraph-rsid="0032b857"/>
    </style:style>
    <style:style style:name="P43" style:family="paragraph" style:parent-style-name="Standard">
      <style:text-properties officeooo:rsid="000b2fbc" officeooo:paragraph-rsid="003ab9b3"/>
    </style:style>
    <style:style style:name="P44" style:family="paragraph" style:parent-style-name="Standard">
      <style:text-properties officeooo:rsid="000b2fbc" officeooo:paragraph-rsid="0010cbb1"/>
    </style:style>
    <style:style style:name="P45" style:family="paragraph" style:parent-style-name="Standard">
      <style:text-properties officeooo:rsid="000b2fbc" officeooo:paragraph-rsid="0043ee17"/>
    </style:style>
    <style:style style:name="P46" style:family="paragraph" style:parent-style-name="Standard">
      <style:text-properties officeooo:rsid="000b2fbc" officeooo:paragraph-rsid="0045a836"/>
    </style:style>
    <style:style style:name="P47" style:family="paragraph" style:parent-style-name="Standard">
      <style:text-properties officeooo:rsid="003c75e7" officeooo:paragraph-rsid="003c75e7"/>
    </style:style>
    <style:style style:name="P48" style:family="paragraph" style:parent-style-name="Standard">
      <style:text-properties officeooo:rsid="003dce4f" officeooo:paragraph-rsid="003dce4f"/>
    </style:style>
    <style:style style:name="P49" style:family="paragraph" style:parent-style-name="Standard">
      <style:text-properties officeooo:rsid="003dce4f" officeooo:paragraph-rsid="0050453f"/>
    </style:style>
    <style:style style:name="P50" style:family="paragraph" style:parent-style-name="Standard">
      <style:text-properties officeooo:rsid="001434a8" officeooo:paragraph-rsid="001434a8"/>
    </style:style>
    <style:style style:name="P51" style:family="paragraph" style:parent-style-name="Standard">
      <style:text-properties officeooo:rsid="001434a8" officeooo:paragraph-rsid="00403387"/>
    </style:style>
    <style:style style:name="P52" style:family="paragraph" style:parent-style-name="Standard">
      <style:text-properties officeooo:rsid="0043ee17" officeooo:paragraph-rsid="0043ee17"/>
    </style:style>
    <style:style style:name="P53" style:family="paragraph" style:parent-style-name="Standard">
      <style:text-properties officeooo:rsid="0045a836" officeooo:paragraph-rsid="00257c7e"/>
    </style:style>
    <style:style style:name="P54" style:family="paragraph" style:parent-style-name="Standard">
      <style:text-properties officeooo:rsid="00478314" officeooo:paragraph-rsid="00483067"/>
    </style:style>
    <style:style style:name="P55" style:family="paragraph" style:parent-style-name="Standard">
      <style:text-properties officeooo:rsid="00478314" officeooo:paragraph-rsid="004be135"/>
    </style:style>
    <style:style style:name="P56" style:family="paragraph" style:parent-style-name="Standard">
      <style:text-properties officeooo:rsid="004f298f" officeooo:paragraph-rsid="004f298f"/>
    </style:style>
    <style:style style:name="P57" style:family="paragraph" style:parent-style-name="Standard">
      <style:text-properties officeooo:rsid="004f298f" officeooo:paragraph-rsid="004fdd33"/>
    </style:style>
    <style:style style:name="P58" style:family="paragraph" style:parent-style-name="Standard">
      <style:text-properties officeooo:rsid="004f298f" officeooo:paragraph-rsid="00516f19"/>
    </style:style>
    <style:style style:name="P59" style:family="paragraph" style:parent-style-name="Standard">
      <style:text-properties fo:color="#800000" style:font-name="Liberation Sans" fo:font-size="13.3000001907349pt" fo:font-style="italic" fo:font-weight="bold" officeooo:rsid="000a9792" officeooo:paragraph-rsid="000a9792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0" style:family="paragraph" style:parent-style-name="Standard">
      <style:text-properties fo:color="#800000" style:font-name="Liberation Sans" fo:font-size="13.3000001907349pt" fo:font-style="italic" fo:font-weight="bold" officeooo:rsid="000a9792" officeooo:paragraph-rsid="002f97a2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1" style:family="paragraph" style:parent-style-name="Standard">
      <style:text-properties fo:color="#800000" style:font-name="Liberation Sans" fo:font-size="13.3000001907349pt" fo:font-style="italic" fo:font-weight="bold" officeooo:rsid="000a9792" officeooo:paragraph-rsid="004f298f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2" style:family="paragraph" style:parent-style-name="Standard">
      <style:text-properties fo:color="#800000" style:font-name="Liberation Sans" fo:font-size="13.3000001907349pt" fo:font-style="italic" fo:font-weight="bold" officeooo:rsid="000a9792" officeooo:paragraph-rsid="003ab9b3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3" style:family="paragraph" style:parent-style-name="Standard">
      <style:text-properties fo:color="#800000" style:font-name="Liberation Sans" fo:font-size="13.3000001907349pt" fo:font-style="italic" fo:font-weight="bold" officeooo:rsid="000a9792" officeooo:paragraph-rsid="001620fc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4" style:family="paragraph" style:parent-style-name="Standard">
      <style:text-properties fo:color="#800000" style:font-name="Liberation Sans" fo:font-size="13.3000001907349pt" fo:font-style="italic" fo:font-weight="bold" officeooo:rsid="000a9792" officeooo:paragraph-rsid="006620fb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5" style:family="paragraph" style:parent-style-name="Standard">
      <style:text-properties fo:color="#800000" style:font-name="Liberation Sans" fo:font-size="13.3000001907349pt" fo:font-style="italic" fo:font-weight="bold" officeooo:rsid="000a9792" officeooo:paragraph-rsid="00257c7e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6" style:family="paragraph" style:parent-style-name="Standard">
      <style:text-properties fo:color="#800000" style:font-name="Liberation Sans" fo:font-size="13.3000001907349pt" fo:font-style="italic" fo:font-weight="bold" officeooo:rsid="000a9792" officeooo:paragraph-rsid="00691a68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7" style:family="paragraph" style:parent-style-name="Standard">
      <style:text-properties fo:color="#800000" style:font-name="Liberation Sans" fo:font-size="13.3000001907349pt" fo:font-style="italic" fo:font-weight="bold" officeooo:rsid="00390abb" officeooo:paragraph-rsid="00691a68" style:font-name-asian="Droid Sans Fallback1" style:font-size-asian="13.3000001907349pt" style:font-style-asian="italic" style:font-weight-asian="bold" style:font-name-complex="Droid Sans Fallback1" style:font-size-complex="13.3000001907349pt" style:font-style-complex="italic" style:font-weight-complex="bold"/>
    </style:style>
    <style:style style:name="P68" style:family="paragraph" style:parent-style-name="Standard">
      <style:text-properties fo:color="#000099" fo:font-style="italic" style:text-underline-style="solid" style:text-underline-width="auto" style:text-underline-color="font-color" officeooo:rsid="0009b6b2" officeooo:paragraph-rsid="000cff36" style:font-style-asian="italic" style:font-style-complex="italic"/>
    </style:style>
    <style:style style:name="P69" style:family="paragraph" style:parent-style-name="Standard">
      <style:text-properties fo:color="#000099" fo:font-style="italic" style:text-underline-style="solid" style:text-underline-width="auto" style:text-underline-color="font-color" officeooo:rsid="0009b6b2" officeooo:paragraph-rsid="005fd42b" style:font-style-asian="italic" style:font-style-complex="italic"/>
    </style:style>
    <style:style style:name="P70" style:family="paragraph" style:parent-style-name="Standard">
      <style:text-properties fo:color="#000099" fo:font-style="italic" style:text-underline-style="solid" style:text-underline-width="auto" style:text-underline-color="font-color" officeooo:rsid="0009b6b2" officeooo:paragraph-rsid="005fe82e" style:font-style-asian="italic" style:font-style-complex="italic"/>
    </style:style>
    <style:style style:name="P71" style:family="paragraph" style:parent-style-name="Standard">
      <style:text-properties fo:color="#000099" fo:font-style="italic" style:text-underline-style="solid" style:text-underline-width="auto" style:text-underline-color="font-color" officeooo:rsid="0009b6b2" officeooo:paragraph-rsid="006379af" style:font-style-asian="italic" style:font-style-complex="italic"/>
    </style:style>
    <style:style style:name="P72" style:family="paragraph" style:parent-style-name="Standard">
      <style:text-properties fo:color="#000099" fo:font-style="italic" style:text-underline-style="solid" style:text-underline-width="auto" style:text-underline-color="font-color" officeooo:rsid="006b2425" officeooo:paragraph-rsid="006b2425" style:font-style-asian="italic" style:font-style-complex="italic"/>
    </style:style>
    <style:style style:name="P73" style:family="paragraph" style:parent-style-name="Standard">
      <style:text-properties fo:color="#000099" fo:font-style="italic" style:text-underline-style="solid" style:text-underline-width="auto" style:text-underline-color="font-color" officeooo:rsid="006b2425" officeooo:paragraph-rsid="006b2578" style:font-style-asian="italic" style:font-style-complex="italic"/>
    </style:style>
    <style:style style:name="P74" style:family="paragraph" style:parent-style-name="Standard">
      <style:text-properties fo:color="#000099" fo:font-style="italic" style:text-underline-style="solid" style:text-underline-width="auto" style:text-underline-color="font-color" officeooo:rsid="006b2425" officeooo:paragraph-rsid="006c0dca" style:font-style-asian="italic" style:font-style-complex="italic"/>
    </style:style>
    <style:style style:name="P75" style:family="paragraph" style:parent-style-name="Standard">
      <style:text-properties fo:color="#000099" fo:font-style="italic" style:text-underline-style="solid" style:text-underline-width="auto" style:text-underline-color="font-color" officeooo:rsid="006c0dca" officeooo:paragraph-rsid="006c0dca" style:font-style-asian="italic" style:font-style-complex="italic"/>
    </style:style>
    <style:style style:name="P76" style:family="paragraph" style:parent-style-name="Standard">
      <style:text-properties fo:color="#000099" fo:font-style="italic" style:text-underline-style="solid" style:text-underline-width="auto" style:text-underline-color="font-color" officeooo:rsid="006d91ff" officeooo:paragraph-rsid="006d91ff" style:font-style-asian="italic" style:font-style-complex="italic"/>
    </style:style>
    <style:style style:name="P77" style:family="paragraph" style:parent-style-name="Standard">
      <style:text-properties fo:color="#000099" fo:font-style="italic" style:text-underline-style="solid" style:text-underline-width="auto" style:text-underline-color="font-color" officeooo:rsid="006d91ff" officeooo:paragraph-rsid="00706e73" style:font-style-asian="italic" style:font-style-complex="italic"/>
    </style:style>
    <style:style style:name="P78" style:family="paragraph" style:parent-style-name="Standard">
      <style:text-properties fo:color="#000099" fo:font-style="italic" style:text-underline-style="solid" style:text-underline-width="auto" style:text-underline-color="font-color" officeooo:rsid="006eacd3" officeooo:paragraph-rsid="006eacd3" style:font-style-asian="italic" style:font-style-complex="italic"/>
    </style:style>
    <style:style style:name="P79" style:family="paragraph" style:parent-style-name="Standard">
      <style:text-properties officeooo:rsid="00220290" officeooo:paragraph-rsid="002455a8"/>
    </style:style>
    <style:style style:name="P80" style:family="paragraph" style:parent-style-name="Standard">
      <style:text-properties officeooo:rsid="006620fb" officeooo:paragraph-rsid="006620fb"/>
    </style:style>
    <style:style style:name="P81" style:family="paragraph" style:parent-style-name="Standard">
      <style:text-properties officeooo:rsid="0067f660" officeooo:paragraph-rsid="0067f660"/>
    </style:style>
    <style:style style:name="P82" style:family="paragraph" style:parent-style-name="Standard">
      <style:text-properties officeooo:rsid="0067f660" officeooo:paragraph-rsid="0071a06e"/>
    </style:style>
    <style:style style:name="P83" style:family="paragraph" style:parent-style-name="Standard">
      <style:text-properties fo:color="#000000" style:font-name="Droid Sans Fallback" fo:font-size="10.5pt" fo:font-style="normal" style:text-underline-style="none" officeooo:rsid="0009b6b2" officeooo:paragraph-rsid="005fd42b" style:font-name-asian="Droid Sans Fallback" style:font-size-asian="10.5pt" style:font-style-asian="normal" style:font-size-complex="10.5pt" style:font-style-complex="normal"/>
    </style:style>
    <style:style style:name="P84" style:family="paragraph" style:parent-style-name="Standard">
      <style:text-properties fo:color="#000000" style:font-name="Droid Sans Fallback" fo:font-size="10.5pt" fo:font-style="normal" style:text-underline-style="none" officeooo:rsid="005fe82e" officeooo:paragraph-rsid="005fe82e" style:font-name-asian="Droid Sans Fallback" style:font-size-asian="10.5pt" style:font-style-asian="normal" style:font-size-complex="10.5pt" style:font-style-complex="normal"/>
    </style:style>
    <style:style style:name="P85" style:family="paragraph" style:parent-style-name="Standard">
      <style:text-properties fo:color="#000000" style:font-name="Droid Sans Fallback" fo:font-size="10.5pt" fo:font-style="normal" style:text-underline-style="none" officeooo:rsid="006aa906" officeooo:paragraph-rsid="006aa906" style:font-name-asian="Droid Sans Fallback" style:font-size-asian="10.5pt" style:font-style-asian="normal" style:font-size-complex="10.5pt" style:font-style-complex="normal"/>
    </style:style>
    <style:style style:name="T1" style:family="text">
      <style:text-properties officeooo:rsid="0010cbb1"/>
    </style:style>
    <style:style style:name="T2" style:family="text">
      <style:text-properties officeooo:rsid="0010e0f7"/>
    </style:style>
    <style:style style:name="T3" style:family="text">
      <style:text-properties officeooo:rsid="001434a8"/>
    </style:style>
    <style:style style:name="T4" style:family="text">
      <style:text-properties officeooo:rsid="001620fc"/>
    </style:style>
    <style:style style:name="T5" style:family="text">
      <style:text-properties officeooo:rsid="0018f550"/>
    </style:style>
    <style:style style:name="T6" style:family="text">
      <style:text-properties officeooo:rsid="001de408"/>
    </style:style>
    <style:style style:name="T7" style:family="text">
      <style:text-properties officeooo:rsid="00220290"/>
    </style:style>
    <style:style style:name="T8" style:family="text">
      <style:text-properties officeooo:rsid="0023540c"/>
    </style:style>
    <style:style style:name="T9" style:family="text">
      <style:text-properties officeooo:rsid="00244fa9"/>
    </style:style>
    <style:style style:name="T10" style:family="text">
      <style:text-properties officeooo:rsid="00257c7e"/>
    </style:style>
    <style:style style:name="T11" style:family="text">
      <style:text-properties officeooo:rsid="001e86aa"/>
    </style:style>
    <style:style style:name="T12" style:family="text">
      <style:text-properties officeooo:rsid="00266741"/>
    </style:style>
    <style:style style:name="T13" style:family="text">
      <style:text-properties officeooo:rsid="0026bd0d"/>
    </style:style>
    <style:style style:name="T14" style:family="text">
      <style:text-properties officeooo:rsid="0028826d"/>
    </style:style>
    <style:style style:name="T15" style:family="text">
      <style:text-properties officeooo:rsid="0028a17c"/>
    </style:style>
    <style:style style:name="T16" style:family="text">
      <style:text-properties officeooo:rsid="002a6b06"/>
    </style:style>
    <style:style style:name="T17" style:family="text">
      <style:text-properties officeooo:rsid="002c50f6"/>
    </style:style>
    <style:style style:name="T18" style:family="text">
      <style:text-properties officeooo:rsid="002c5cbe"/>
    </style:style>
    <style:style style:name="T19" style:family="text">
      <style:text-properties officeooo:rsid="002e6d37"/>
    </style:style>
    <style:style style:name="T20" style:family="text">
      <style:text-properties officeooo:rsid="002f97a2"/>
    </style:style>
    <style:style style:name="T21" style:family="text">
      <style:text-properties officeooo:rsid="0030cbd0"/>
    </style:style>
    <style:style style:name="T22" style:family="text">
      <style:text-properties officeooo:rsid="0031435c"/>
    </style:style>
    <style:style style:name="T23" style:family="text">
      <style:text-properties officeooo:rsid="0032b857"/>
    </style:style>
    <style:style style:name="T24" style:family="text">
      <style:text-properties officeooo:rsid="0033f373"/>
    </style:style>
    <style:style style:name="T25" style:family="text">
      <style:text-properties officeooo:rsid="00372d96"/>
    </style:style>
    <style:style style:name="T26" style:family="text">
      <style:text-properties officeooo:rsid="00390abb"/>
    </style:style>
    <style:style style:name="T27" style:family="text">
      <style:text-properties officeooo:rsid="003c75e7"/>
    </style:style>
    <style:style style:name="T28" style:family="text">
      <style:text-properties officeooo:rsid="000b2fbc"/>
    </style:style>
    <style:style style:name="T29" style:family="text">
      <style:text-properties officeooo:rsid="00403387"/>
    </style:style>
    <style:style style:name="T30" style:family="text">
      <style:text-properties officeooo:rsid="00412dc7"/>
    </style:style>
    <style:style style:name="T31" style:family="text">
      <style:text-properties officeooo:rsid="0041a023"/>
    </style:style>
    <style:style style:name="T32" style:family="text">
      <style:text-properties officeooo:rsid="0043ee17"/>
    </style:style>
    <style:style style:name="T33" style:family="text">
      <style:text-properties officeooo:rsid="0044f216"/>
    </style:style>
    <style:style style:name="T34" style:family="text">
      <style:text-properties officeooo:rsid="0045a836"/>
    </style:style>
    <style:style style:name="T35" style:family="text">
      <style:text-properties officeooo:rsid="00478314"/>
    </style:style>
    <style:style style:name="T36" style:family="text">
      <style:text-properties officeooo:rsid="00483067"/>
    </style:style>
    <style:style style:name="T37" style:family="text">
      <style:text-properties officeooo:rsid="00485e3d"/>
    </style:style>
    <style:style style:name="T38" style:family="text">
      <style:text-properties officeooo:rsid="004cbbe1"/>
    </style:style>
    <style:style style:name="T39" style:family="text">
      <style:text-properties officeooo:rsid="004e882f"/>
    </style:style>
    <style:style style:name="T40" style:family="text">
      <style:text-properties officeooo:rsid="004fdd33"/>
    </style:style>
    <style:style style:name="T41" style:family="text">
      <style:text-properties officeooo:rsid="0050453f"/>
    </style:style>
    <style:style style:name="T42" style:family="text">
      <style:text-properties officeooo:rsid="00516f19"/>
    </style:style>
    <style:style style:name="T43" style:family="text">
      <style:text-properties officeooo:rsid="00552d1c"/>
    </style:style>
    <style:style style:name="T44" style:family="text">
      <style:text-properties fo:color="#000099" fo:font-style="italic" style:text-underline-style="solid" style:text-underline-width="auto" style:text-underline-color="font-color" style:font-style-asian="italic" style:font-style-complex="italic"/>
    </style:style>
    <style:style style:name="T45" style:family="text">
      <style:text-properties fo:color="#000099" fo:font-style="italic" style:text-underline-style="solid" style:text-underline-width="auto" style:text-underline-color="font-color" officeooo:rsid="0009b6b2" style:font-style-asian="italic" style:font-style-complex="italic"/>
    </style:style>
    <style:style style:name="T46" style:family="text">
      <style:text-properties fo:color="#000099" fo:font-size="12pt" fo:font-style="italic" style:text-underline-style="solid" style:text-underline-width="auto" style:text-underline-color="font-color" officeooo:rsid="0009b6b2" style:font-size-asian="12pt" style:font-style-asian="italic" style:font-size-complex="12pt" style:font-style-complex="italic"/>
    </style:style>
    <style:style style:name="T47" style:family="text">
      <style:text-properties style:font-name="Droid Sans Fallback" fo:font-size="10.5pt" officeooo:rsid="006b2425" style:font-name-asian="Droid Sans Fallback" style:font-size-asian="10.5pt" style:font-size-complex="10.5pt"/>
    </style:style>
    <style:style style:name="T48" style:family="text">
      <style:text-properties fo:color="#000000" style:font-name="Droid Sans Fallback" fo:font-size="10.5pt" fo:font-style="normal" style:text-underline-style="none" style:font-name-asian="Droid Sans Fallback" style:font-size-asian="10.5pt" style:font-style-asian="normal" style:font-size-complex="10.5pt" style:font-style-complex="normal"/>
    </style:style>
    <style:style style:name="T49" style:family="text">
      <style:text-properties fo:color="#000000" style:font-name="Droid Sans Fallback" fo:font-size="10.5pt" fo:font-style="normal" style:text-underline-style="none" officeooo:rsid="00128e81" style:font-name-asian="Droid Sans Fallback" style:font-size-asian="10.5pt" style:font-style-asian="normal" style:font-size-complex="10.5pt" style:font-style-complex="normal"/>
    </style:style>
    <style:style style:name="T50" style:family="text">
      <style:text-properties fo:color="#000000" style:font-name="Droid Sans Fallback" fo:font-size="10.5pt" fo:font-style="normal" style:text-underline-style="none" officeooo:rsid="005fe82e" style:font-name-asian="Droid Sans Fallback" style:font-size-asian="10.5pt" style:font-style-asian="normal" style:font-size-complex="10.5pt" style:font-style-complex="normal"/>
    </style:style>
    <style:style style:name="T51" style:family="text">
      <style:text-properties fo:color="#000000" style:font-name="Droid Sans Fallback" fo:font-size="10.5pt" fo:font-style="normal" style:text-underline-style="none" officeooo:rsid="006379af" style:font-name-asian="Droid Sans Fallback" style:font-size-asian="10.5pt" style:font-style-asian="normal" style:font-size-complex="10.5pt" style:font-style-complex="normal"/>
    </style:style>
    <style:style style:name="T52" style:family="text">
      <style:text-properties fo:color="#000000" style:font-name="Droid Sans Fallback" fo:font-size="10.5pt" fo:font-style="normal" style:text-underline-style="none" officeooo:rsid="0064b722" style:font-name-asian="Droid Sans Fallback" style:font-size-asian="10.5pt" style:font-style-asian="normal" style:font-size-complex="10.5pt" style:font-style-complex="normal"/>
    </style:style>
    <style:style style:name="T53" style:family="text">
      <style:text-properties fo:color="#000000" style:font-name="Droid Sans Fallback" fo:font-size="10.5pt" fo:font-style="normal" style:text-underline-style="none" officeooo:rsid="006b2578" style:font-name-asian="Droid Sans Fallback" style:font-size-asian="10.5pt" style:font-style-asian="normal" style:font-size-complex="10.5pt" style:font-style-complex="normal"/>
    </style:style>
    <style:style style:name="T54" style:family="text">
      <style:text-properties fo:color="#000000" style:font-name="Droid Sans Fallback" fo:font-size="10.5pt" fo:font-style="normal" style:text-underline-style="none" officeooo:rsid="00706e73" style:font-name-asian="Droid Sans Fallback" style:font-size-asian="10.5pt" style:font-style-asian="normal" style:font-size-complex="10.5pt" style:font-style-complex="normal"/>
    </style:style>
    <style:style style:name="T55" style:family="text">
      <style:text-properties officeooo:rsid="006620fb"/>
    </style:style>
    <style:style style:name="T56" style:family="text">
      <style:text-properties officeooo:rsid="0067f660"/>
    </style:style>
    <style:style style:name="T57" style:family="text">
      <style:text-properties officeooo:rsid="0071a06e"/>
    </style:style>
    <style:style style:name="T58" style:family="text">
      <style:text-properties officeooo:rsid="0078bb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>数据流分析：</text:p>
      <text:h text:style-name="Heading_20_3" text:outline-level="3">重要类：</text:h>
      <text:h text:style-name="Heading_20_4" text:outline-level="4">bean:</text:h>
      <text:p text:style-name="P1"><text:span text:style-name="T44">Consumer</text:span>　<text:tab/>消费者，其实应该是数据处理者，并不总是出现再异步调用中，有些地方只是单纯的回调。</text:p>
      <text:p text:style-name="P1"><text:tab/><text:tab/>consume(A value):回调处理数据</text:p>
      <text:p text:style-name="P46"><text:span text:style-name="T45">SearchableSources</text:span><text:tab/>继承自Sources，在Application中实例化，管理系统查询源，包括通过系统服务获取的设置页里的源<text:span text:style-name="T34">SearchableInfo</text:span>和XiaomiSource和TipsSource<text:span text:style-name="T32">。一个SearchableInfo对应构造一个SearchableSource。</text:span></text:p>
      <text:p text:style-name="P44"><text:tab/><text:tab/>属性<text:span text:style-name="T32">：</text:span></text:p>
      <text:p text:style-name="P45"><text:tab/><text:tab/><text:tab/><text:span text:style-name="T32">mSearchManager：SearchManager。系统服务，调用mSearchManager.getSearchablesInGlobalSearch来获取SearchableInfo列表。</text:span></text:p>
      <text:p text:style-name="P45"><text:tab/><text:tab/><text:tab/><text:span text:style-name="T32">mUiThread：Handler。主线程的handler。</text:span></text:p>
      <text:p text:style-name="P45"><text:tab/><text:tab/><text:tab/><text:span text:style-name="T32">mIconLoaderExecutor：PerNameExecutor，其线程池工厂方法产生的全是SingleThreadNamedTaskExecutor实例。</text:span></text:p>
      <text:p text:style-name="P52"><text:tab/><text:tab/>addSearchableSources()：添加从系统服务获取的可用查询源。</text:p>
      <text:p text:style-name="P24"><text:tab/><text:tab/>update()<text:span text:style-name="T33">：更新所有查询源。</text:span></text:p>
      <text:p text:style-name="P16"><text:span text:style-name="T45">Corpus</text:span>　<text:tab/>继承自<text:span text:style-name="T22">SuggestionCursorProvider&lt;CorpusResult&gt;，</text:span>与sources对应，是查询sources后获取的结果</text:p>
      <text:p text:style-name="P14"><text:tab/><text:tab/><text:span text:style-name="T5">getQueryThreshold()　获取查询的最短字符长度，默认值为０，最初从Sources中获取；</text:span></text:p>
      <text:p text:style-name="P15"><text:tab/><text:tab/><text:span text:style-name="T6">queryAfterZeroResults() <text:s/></text:span></text:p>
      <text:p text:style-name="P13"><text:span text:style-name="T45">Corpora<text:tab/></text:span><text:tab/>通过维护Corpus的列表来管理Corpus</text:p>
      <text:p text:style-name="P13"><text:span text:style-name="T45">SearchableCorpora</text:span><text:tab/>Corpora的实现子类</text:p>
      <text:p text:style-name="P13"><text:tab/><text:tab/><text:span text:style-name="T1">update()根据sources更新各属性内容</text:span></text:p>
      <text:p text:style-name="P54"><text:span text:style-name="T46">SearchableCorpusFactory</text:span><text:tab/>继承自CorpusFactory，主要作用是根据<text:span text:style-name="T36">Sources创建corpora。</text:span></text:p>
      <text:p text:style-name="P54"><text:tab/><text:tab/><text:span text:style-name="T36">addSpecialCorpora()：创建tips对应的SingleSourceCorpus和AppsCorpus并将其添加到corpora中。</text:span></text:p>
      <text:p text:style-name="P54"><text:tab/><text:tab/><text:span text:style-name="T36">addSingleSourceCorpora()：为每一个没有使用过的Source创建一个Corpus并将其添加到corpora中。</text:span></text:p>
      <text:p text:style-name="P55"><text:tab/><text:tab/><text:span text:style-name="T37">createCorpora()：根据所有的sources获取Corpora。创建过程中SingleSourceCorpus及其子类一个实例只能对应一个Source，MultiSourceCorpus及其子类一个实例可以对应多个Source，只要它们的getSuggestions()方法在执行查询时查询了对应的所有的source就可以。</text:span></text:p>
      <text:p text:style-name="P55"/>
      <text:p text:style-name="P68">SearchSettings</text:p>
      <text:p text:style-name="P68">SearchSettingsImpl</text:p>
      <text:p text:style-name="P72">SuggestionCursor</text:p>
      <text:p text:style-name="P72">Suggestion</text:p>
      <text:p text:style-name="P73">SuggestionCursor<text:span text:style-name="T49"><text:tab/>继承自Suggestion的接口。</text:span></text:p>
      <text:p text:style-name="P73">CursorBackedSuggestionCursor<text:span text:style-name="T49">　继承自CursorBackedSuggestionCursor的抽象类，</text:span><text:span text:style-name="T53">cursor的管理类。</text:span></text:p>
      <text:p text:style-name="P74">SuggestionCursorImpl<text:span text:style-name="T49"><text:tab/>继承自CursorBackedSuggestionCursor的接口。ShortcutRepositoryImplLog的内部类。</text:span></text:p>
      <text:p text:style-name="P75"><text:span text:style-name="T47">ListSuggestionCursor</text:span><text:span text:style-name="T49"><text:tab/>继承自</text:span><text:span text:style-name="T48">AbstractSuggestionCursorWrapper。</text:span></text:p>
      <text:p text:style-name="P75"><text:span text:style-name="T47">ShortcutCursor</text:span><text:span text:style-name="T49"><text:tab/>继承自</text:span><text:span text:style-name="T48">ListSuggestionCursor。</text:span></text:p>
      <text:p text:style-name="P76"><text:span text:style-name="T47">ShortcutRefresher</text:span><text:span text:style-name="T48"><text:tab/>刷新Shortcut的接口。内有刷新完成的回调接口Listener。</text:span></text:p>
      <text:p text:style-name="P77"><text:span text:style-name="T47">SourceShortcutRefresher</text:span><text:span text:style-name="T48"><text:tab/>继承自ShortcutRefresher。通过</text:span><text:span text:style-name="T54">PerNameExecutor的对象执行ShortcutRefreshTask任务来实现异步刷新。</text:span></text:p>
      <text:p text:style-name="P78"><text:span text:style-name="T47">ShortcutRefreshTask</text:span><text:span text:style-name="T48"><text:tab/>继承自NamedTask。在run()方法里调用source的refreshShortcut()重新查询来更新cursor，并调用Listener的onShortcutRefreshed回调。</text:span></text:p>
      <text:p text:style-name="P69"><text:bookmark-start text:name="__DdeLink__590_1315755288"/><text:span text:style-name="T47">ShortcutRepository</text:span><text:bookmark-end text:name="__DdeLink__590_1315755288"/><text:span text:style-name="T49"><text:tab/>快捷键管理接口</text:span></text:p>
      <text:p text:style-name="P70">ShortcutRepositoryImplLog<text:span text:style-name="T48"><text:tab/>继承自ShortcutRepository，在</text:span><text:span text:style-name="T50">QsbApplication中的</text:span><text:soft-page-break/><text:span text:style-name="T50">createShortcutRepository()获取实例。</text:span></text:p>
      <text:p text:style-name="P83"><text:tab/><text:tab/>属性：</text:p>
      <text:p text:style-name="P70"><text:span text:style-name="T48"><text:tab/><text:tab/><text:tab/></text:span><text:span text:style-name="T50">mCorpora：Corpora<text:tab/>所有的Corpus，还没有经过过滤。</text:span></text:p>
      <text:p text:style-name="P84"><text:tab/><text:tab/><text:tab/>mRefresher：ShortcutRefresher　</text:p>
      <text:p text:style-name="P84"><text:tab/><text:tab/><text:tab/>mUiThread：主线程</text:p>
      <text:p text:style-name="P84"><text:tab/><text:tab/><text:tab/>mLogExecutor：Executor　单线程的系统线程池。</text:p>
      <text:p text:style-name="P85"><text:tab/><text:tab/>getShortcutsForQuery(final UserQuery query, final Collection&lt;Corpus&gt; allowedCorpora,</text:p>
      <text:p text:style-name="P85"><text:s text:c="12"/>final boolean allowWebSearchShortcuts, final Consumer&lt;ShortcutCursor&gt; consumer)<text:tab/>通过调用线程池异步调用获取shortcuts的函数。</text:p>
      <text:p text:style-name="P85"><text:tab/><text:tab/>getShortcutsForQuery(UserQuery query, Collection&lt;Corpus&gt; allowedCorpora,</text:p>
      <text:p text:style-name="P85"><text:s text:c="12"/>boolean allowWebSearchShortcuts, long now)<text:tab/></text:p>
      <text:p text:style-name="P71"><text:span text:style-name="T50"><text:tab/><text:tab/></text:span><text:span text:style-name="T51">getShortcutsForQuery()：通过线程池实现异步</text:span><text:span text:style-name="T52">。</text:span></text:p>
      <text:p text:style-name="P23"><text:span text:style-name="T45">DefaultCorpusRanker</text:span><text:tab/>继承自<text:span text:style-name="T31">CorpusRanker。通过为为Corpora注册CorporaObserver，在Corpora发生改变时清空</text:span>RankedCorporaCache里缓存的<text:span text:style-name="T31">Corpora序列。</text:span></text:p>
      <text:p text:style-name="P50"><text:span text:style-name="T45">CachedLater<text:tab/></text:span><text:tab/>缓存查询结果的抽象类<text:span text:style-name="T29">。所有方法线程安全。</text:span></text:p>
      <text:p text:style-name="P51"><text:tab/><text:tab/><text:span text:style-name="T29">create()：抽象方法，获取查询结果。</text:span></text:p>
      <text:p text:style-name="P51"><text:tab/><text:tab/><text:span text:style-name="T29">store(A value)：获取查询结果后保存查询结果，并调用等待该结果的Consumer的consume()回调方法。</text:span></text:p>
      <text:p text:style-name="P51"><text:tab/><text:tab/><text:span text:style-name="T29">getLater(Consumer&lt;? super A&gt; consumer)：保存传入的Consumer，如果当前缓存的存储结果有效，则直接调用consume()，否则调用create()查询。</text:span></text:p>
      <text:p text:style-name="P51"/>
      <text:p text:style-name="P21"><text:bookmark-start text:name="__DdeLink__163_1034964111"/><text:span text:style-name="T45">RankedCorporaCache</text:span><text:bookmark-end text:name="__DdeLink__163_1034964111"/><text:tab/>继承自<text:span text:style-name="T3">CachedLater</text:span></text:p>
      <text:p text:style-name="P17"><text:tab/><text:tab/>create()<text:tab/>通过<text:span text:style-name="T2">ShortcutRepositoryImplLog.</text:span>getCorpusScores()获取各corpus点击率，然后通过consumer的回调进行排序。</text:p>
      <text:p text:style-name="P22"><text:tab/><text:tab/>在获取<text:span text:style-name="T30">Corpora的过程中，第一次执行时： getLater－&gt; create－&gt; store，然后回调；之后在数据有效期间，再次调用： getLater中直接回调。</text:span></text:p>
      <text:p text:style-name="P17"/>
      <text:p text:style-name="P25"><text:span text:style-name="T45">ShouldQueryStrategy<text:tab/></text:span><text:tab/>确定各个source是否查询，用于过滤更新suggestions时不需要查询corpus</text:p>
      <text:p text:style-name="P18"><text:tab/><text:tab/><text:span text:style-name="T7">shouldQueryCorpus(Corpus corpus, String query)<text:tab/><text:tab/>是否需要查询，只有在query长度不小于最短查询长度，且查询结果不为０或者０结果的corpus需要重新查询的时候才会返回true.</text:span></text:p>
      <text:p text:style-name="P18"><text:tab/><text:tab/><text:bookmark-start text:name="__DdeLink__133_1034964111"/><text:span text:style-name="T7">onZeroResults</text:span><text:bookmark-end text:name="__DdeLink__133_1034964111"/><text:span text:style-name="T7">(Corpus corpus, String query)<text:tab/>查询到的结果数目为０时候调用，将以该查询词开始的查询词对应的corpus放入空查询corpora的map里。</text:span></text:p>
      <text:p text:style-name="P19"><text:tab/><text:tab/><text:span text:style-name="T8">updateQuery(String query)<text:tab/>更新查询词和空查询map，删除查询内容时，删除空查询map中不存在的item，输入内容时不操作；查询词内容发生改变时清空空查询map.</text:span></text:p>
      <text:p text:style-name="P19"><text:tab/><text:tab/><text:tab/>如果最短查询长度为１，则输入为“”时不会查询，输入“<text:span text:style-name="T9">a</text:span>”时调用查询，获取查询结果列表，</text:p>
      <text:p text:style-name="P20">输入“<text:span text:style-name="T9">ab</text:span>”时，没有结果，此时会调用 <text:span text:style-name="T7">onZeroResults，将</text:span><text:bookmark-start text:name="__DdeLink__113_1034964111"/><text:span text:style-name="T7">“ab”查询为空的corpus</text:span><text:bookmark-end text:name="__DdeLink__113_1034964111"/><text:span text:style-name="T7">保存起来，输入“abc”时，</text:span></text:p>
      <text:p text:style-name="P79">“ab”查询为空的corpus不会再调用查询，也不会被保存。删除到“ab”时，“abc”查询对应的空结果corpus会被删除，此时“ab”对应的空查询corpus还在，所以该corpus会被过滤掉而不被查询。</text:p>
      <text:p text:style-name="P2"/>
      <text:p text:style-name="P28"><text:span text:style-name="T45">Suggestions</text:span>：查询结果<text:span text:style-name="T43">。</text:span></text:p>
      <text:p text:style-name="P29"><text:tab/><text:tab/><text:span text:style-name="T43">addCorpusResults(List&lt;CorpusResult&gt; corpusResults)：将查询结果添加到结果列表中。</text:span></text:p>
      <text:p text:style-name="P30"><text:bookmark-start text:name="__DdeLink__174_1034964111"/><text:span text:style-name="T45">SuggestionsProviderImpl</text:span><text:bookmark-end text:name="__DdeLink__174_1034964111"/>：继承自SuggestionsProvider，作用是执行<text:span text:style-name="T12">Suggestions的查询并获取结果。</text:span></text:p>
      <text:p text:style-name="P2"><text:tab/><text:tab/>属性：</text:p>
      <text:p text:style-name="P2"><text:tab/><text:tab/><text:tab/><text:span text:style-name="T18">mConfig:Config。</text:span></text:p>
      <text:p text:style-name="P6"><text:tab/><text:tab/><text:tab/><text:span text:style-name="T13">mQueryExecutor：NamedTaskExecutor。构造函数传入的是一个PerNameExecutor对象，该对象的线程池工厂创建的线程池都是SingleThreadNamedTaskExecutor对象。</text:span></text:p>
      <text:p text:style-name="P31"><text:tab/><text:tab/><text:tab/>mPublishThread：Handler。主线程的<text:span text:style-name="T18">handler。</text:span></text:p>
      <text:p text:style-name="P31"><text:tab/><text:tab/><text:tab/>mShouldQueryStrategy：ShouldQueryStrategy。</text:p>
      <text:p text:style-name="P40"><text:span text:style-name="T45">SuggestionCursorReceiver</text:span>：继承自Consumer，是<text:span text:style-name="T13">SuggestionsProviderImpl的一个私有类</text:span>。是查询有结果的时候的回调consumer，查询到结果时consume方法会被调用，该方法中，如果查询结果为空<text:span text:style-name="T19">，则会调用ShouldQueryStrategy的onZeroResults 方法来记录空结果查询，然后</text:span>会postdelay一个runable来把查询结果cursor添加给suggestion对象，如果此次查询没有完成，会通过<text:soft-page-break/><text:span text:style-name="T15">BatchingNamedTaskExecutor对象执行下一批查询</text:span>。</text:p>
      <text:p text:style-name="P41"><text:span text:style-name="T45">NoOpConsumer</text:span>：继承自Consumer，但是consumer方法没有任何具体实现。在不需要有意义的回调的时候使用。</text:p>
      <text:p text:style-name="P41"/>
      <text:p text:style-name="P39">Config：</text:p>
      <text:p text:style-name="P39"/>
      <text:p text:style-name="P59">Executor:</text:p>
      <text:p text:style-name="P31"><text:span text:style-name="T45">NamedTaskExecutor</text:span>：自己实现的线程池接口。</text:p>
      <text:p text:style-name="P31"><text:tab/><text:tab/>execute(NamedTask task)：执行一个任务；</text:p>
      <text:p text:style-name="P31"><text:tab/><text:tab/>cancelPendingTasks()：取消正在执行的所有任务，清空任务队列的所有任务；</text:p>
      <text:p text:style-name="P31"><text:tab/><text:tab/>close()：关闭线程池。</text:p>
      <text:p text:style-name="P32"><text:bookmark-start text:name="__DdeLink__140_1034964111"/><text:span text:style-name="T45">BatchingNamedTaskExecutor</text:span><text:bookmark-end text:name="__DdeLink__140_1034964111"/>：<text:span text:style-name="T14">NamedTaskExecutor子类。本身只是一个任务管理类，通过对引用NamedTaskExecutor的一个实例来执行任务。</text:span></text:p>
      <text:p text:style-name="P32"><text:tab/><text:tab/>execute(NamedTask task)：将任务放入任务队列。</text:p>
      <text:p text:style-name="P32"><text:tab/><text:tab/><text:bookmark-start text:name="__DdeLink__125_1034964111"/>dispatch<text:bookmark-end text:name="__DdeLink__125_1034964111"/>(NamedTask task)：通过调用<text:span text:style-name="T14">NamedTaskExecutor的实例来执行任务。</text:span></text:p>
      <text:p text:style-name="P32"><text:tab/><text:tab/>executeNextBatch(int batchSize)：通过调用 dispatch一次执行指定数量的任务。</text:p>
      <text:p text:style-name="P32"><text:span text:style-name="T45">PerNameExecutor</text:span>：任务－线程池管理类。根据任务的<text:span text:style-name="T16">name获取对应的线程池，然后执行任务。维护一个线程池工厂和一个县线程池管理的map.</text:span></text:p>
      <text:p text:style-name="P32"><text:bookmark-start text:name="__DdeLink__128_1034964111"/><text:span text:style-name="T45">SingleThreadNamedTaskExecutor</text:span><text:bookmark-end text:name="__DdeLink__128_1034964111"/>：调用线程执行任务。通过一个线程和一个<text:span text:style-name="T17">runable执行任务。</text:span></text:p>
      <text:p text:style-name="P33"><text:tab/><text:tab/><text:span text:style-name="T17">factory(final ThreadFactory threadFactory)：工厂方法。</text:span></text:p>
      <text:p text:style-name="P60">Task:</text:p>
      <text:p text:style-name="P34"><text:span text:style-name="T45">NamedTask</text:span><text:span text:style-name="T20">：继承自Runable的接口。</text:span></text:p>
      <text:p text:style-name="P35"><text:span text:style-name="T45">HomepageTask</text:span><text:span text:style-name="T20">：</text:span><text:bookmark-start text:name="__DdeLink__135_1034964111"/><text:span text:style-name="T20">继承自NamedTask</text:span><text:bookmark-end text:name="__DdeLink__135_1034964111"/><text:span text:style-name="T20">，异步请求首页数据。</text:span></text:p>
      <text:p text:style-name="P35"><text:span text:style-name="T45">IconLaterTask</text:span><text:span text:style-name="T21">：</text:span><text:tab/><text:span text:style-name="T20">继承自</text:span><text:bookmark-start text:name="__DdeLink__137_1034964111"/><text:span text:style-name="T20">NamedTask</text:span><text:bookmark-end text:name="__DdeLink__137_1034964111"/><text:span text:style-name="T20">，异步获取icon。</text:span></text:p>
      <text:p text:style-name="P36"><text:span text:style-name="T45">QueryTask</text:span><text:span text:style-name="T21">：继承自NamedTask，通过调用Corpus.getSuggestions()方法异步查询各个源的数据。</text:span></text:p>
      <text:p text:style-name="P38"><text:tab/><text:tab/><text:span text:style-name="T23">Run()：异步查询数据，然后通过Consumers.consumeCloseableAsync(mHandler, mConsumer, cursor)调用传入consumer的consume()方法。</text:span></text:p>
      <text:p text:style-name="P36"><text:tab/><text:tab/><text:span text:style-name="T23">startQueries(UserQuery query,</text:span></text:p>
      <text:p text:style-name="P42"><text:s text:c="12"/>int maxResultsPerProvider,</text:p>
      <text:p text:style-name="P42"><text:s text:c="12"/>Iterable&lt;? extends SuggestionCursorProvider&lt;C&gt;&gt; providers,</text:p>
      <text:p text:style-name="P42"><text:s text:c="12"/>NamedTaskExecutor executor, Handler handler,</text:p>
      <text:p text:style-name="P42"><text:s text:c="12"/>Consumer&lt;C&gt; consumer, boolean onlyOneProvider)：遍历过滤后的corpus，并依次调用下面方法。</text:p>
      <text:p text:style-name="P42"><text:tab/><text:tab/>startQuery(UserQuery query,</text:p>
      <text:p text:style-name="P42"><text:s text:c="12"/>int maxResultsPerProvider,</text:p>
      <text:p text:style-name="P42"><text:s text:c="12"/>SuggestionCursorProvider&lt;C&gt; provider,</text:p>
      <text:p text:style-name="P42"><text:s text:c="12"/>NamedTaskExecutor executor, Handler handler,</text:p>
      <text:p text:style-name="P42"><text:s text:c="12"/>Consumer&lt;C&gt; consumer, boolean onlyOneProvider)：为单个Corpus创建QueryTask对象，并调用传入的<text:span text:style-name="T15">BatchingNamedTaskExecutor的</text:span>execute方法将该对象放入到其任务队列中。</text:p>
      <text:p text:style-name="P35"><text:span text:style-name="T45">ShortcutRefreshTask</text:span><text:span text:style-name="T21">：继承自NamedTask，</text:span></text:p>
      <text:p text:style-name="P35"/>
      <text:p text:style-name="P61">Corpus：</text:p>
      <text:p text:style-name="P57"><text:span text:style-name="T45">Corpus</text:span><text:tab/>继承自SuggestionCursorProvider&lt;CorpusResult&gt;的接口<text:span text:style-name="T40">，具体获取源数据需要重写getSuggestions方法。</text:span></text:p>
      <text:p text:style-name="P57"><text:tab/><text:tab/><text:bookmark-start text:name="__DdeLink__172_1034964111"/><text:span text:style-name="T40">getSuggestions()</text:span><text:bookmark-end text:name="__DdeLink__172_1034964111"/><text:span text:style-name="T40">：查询数据源，返回结果。</text:span></text:p>
      <text:p text:style-name="P56"><text:span text:style-name="T45">AbstractCorpus</text:span><text:tab/>继承自Corpus的抽象类，读取config的一些参数。</text:p>
      <text:p text:style-name="P58"><text:span text:style-name="T45">SingleSourceCorpus</text:span><text:tab/>继承自AbstractCorpus，一个corpus只能对应一个source<text:span text:style-name="T42">。</text:span></text:p>
      <text:p text:style-name="P58"><text:tab/><text:tab/><text:span text:style-name="T40">getSuggestions()：调用对应Source的getSuggestions()方法获取查询结果。</text:span></text:p>
      <text:p text:style-name="P56"><text:span text:style-name="T45">AppsCorpus<text:tab/></text:span><text:tab/>继承自SingleSourceCorpus。</text:p>
      <text:p text:style-name="P56"><text:span text:style-name="T45">MultiSourceCorpus</text:span><text:tab/> 继承自AbstractCorpus，一个corpus只能可以对应多个source。</text:p>
      <text:p text:style-name="P58"><text:tab/><text:tab/><text:span text:style-name="T40">getSuggestions()：对每个Soure创建单独的QueryTask查询结果。</text:span></text:p>
      <text:p text:style-name="P56"><text:soft-page-break/><text:span text:style-name="T45">WebCorpus</text:span><text:tab/>继承自MultiSourceCorpus</text:p>
      <text:p text:style-name="P35"/>
      <text:p text:style-name="P62">Sources:</text:p>
      <text:p text:style-name="P43"><text:bookmark-start text:name="__DdeLink__148_1034964111"/><text:span text:style-name="T45">Sources</text:span><text:bookmark-end text:name="__DdeLink__148_1034964111"/><text:span text:style-name="T45"><text:tab/></text:span><text:tab/>数据源接口</text:p>
      <text:p text:style-name="P47"><text:span text:style-name="T45">AbstractSource</text:span><text:tab/>继承自<text:span text:style-name="T28">Sources的抽象类</text:span>。</text:p>
      <text:p text:style-name="P49"><text:span text:style-name="T45">SearchableSource</text:span><text:tab/>继承自<text:span text:style-name="T27">AbstractSource</text:span>，通过重写<text:span text:style-name="T41">getSuggestions()查询源数据。</text:span></text:p>
      <text:p text:style-name="P48"><text:span text:style-name="T45">ContactsSource</text:span><text:tab/>继承自SearchableSource，</text:p>
      <text:p text:style-name="P47"><text:span text:style-name="T45">AbstractInternalSource</text:span>　继承自<text:span text:style-name="T28">Sources的抽象类</text:span>。</text:p>
      <text:p text:style-name="P49"><text:bookmark-start text:name="__DdeLink__154_1034964111"/><text:span text:style-name="T45">XiaomiSource</text:span><text:bookmark-end text:name="__DdeLink__154_1034964111"/><text:tab/>继承自<text:span text:style-name="T27">AbstractInternalSource</text:span>，调用<text:span text:style-name="T41">getSuggestions()-&gt;query()获取源数据。</text:span></text:p>
      <text:p text:style-name="P48"><text:span text:style-name="T45">TipsSource</text:span><text:tab/>继承自XiaomiSource</text:p>
      <text:p text:style-name="P48"/>
      <text:p text:style-name="P64">Adapter<text:span text:style-name="T56">：</text:span></text:p>
      <text:p text:style-name="P80"><text:span text:style-name="T45">SuggestionsAdapter&lt;A&gt;</text:span><text:tab/>适配器接口<text:span text:style-name="T56">。</text:span></text:p>
      <text:p text:style-name="P81"><text:span text:style-name="T45">SuggestionsAdapterBase&lt;A&gt;</text:span> <text:tab/><text:tab/>继承自<text:span text:style-name="T55">SuggestionsAdapter&lt;A&gt;的抽象类</text:span>。</text:p>
      <text:p text:style-name="P82"><text:span text:style-name="T45">ClusteredSuggestionsAdapter</text:span><text:tab/><text:tab/>继承自SuggestionsAdapterBase&lt;<text:bookmark-start text:name="__DdeLink__674_929592720"/>ExpandableList<text:bookmark-end text:name="__DdeLink__674_929592720"/>Adapter&gt;。通过私有内部类<text:span text:style-name="T57">BaseExpandableListAdapter子类的对象来适配</text:span>ExpandableList<text:span text:style-name="T57">View。</text:span></text:p>
      <text:p text:style-name="P81"><text:span text:style-name="T45">SuggestionsListAdapter</text:span><text:tab/><text:tab/>继承自SuggestionsAdapterBase&lt;ListAdapter&gt;。</text:p>
      <text:p text:style-name="P81"><text:span text:style-name="T45">DelayingSuggestionsAdapter&lt;A&gt;</text:span><text:tab/><text:tab/>继承自SuggestionsAdapter&lt;A&gt;。</text:p>
      <text:p text:style-name="P2"/>
      <text:p text:style-name="P59">其他：</text:p>
      <text:p text:style-name="P37"><text:span text:style-name="T45">Consumers</text:span><text:tab/>各个静态方法主要作用都是调用传入的<text:span text:style-name="T24">consumer的consume()回调方法</text:span><text:tab/><text:span text:style-name="T24">。如果方法名中含有“Closeable”，则回调之后会根据回调返回值和查询结果判断是否需要关闭cursor，如果方法名中含有”Async”，则会新创建一个consumer，然后在该consumer的回调consume()方法中在调用传入Consumer的consume()回调方法，异步是由handler来实现的。</text:span></text:p>
      <text:p text:style-name="P35"/>
      <text:p text:style-name="P35"/>
      <text:h text:style-name="Heading_20_3" text:outline-level="3">重要过程：</text:h>
      <text:p text:style-name="P59">获取corpora过程：</text:p>
      <text:p text:style-name="P2">入口：SearchActivity : updateSuggestions() -&gt;<text:bookmark-start text:name="__DdeLink__283_65823444"/>getCorporaToQuery<text:bookmark-end text:name="__DdeLink__283_65823444"/>(consumer-&gt;回调中更新本地结果)</text:p>
      <text:p text:style-name="P7"><text:tab/><text:tab/> getCorporaToQuery中获取SearchActivityView中的corpara（来源：传值，恢复，数据源改变广播），如果为空则初始化源：</text:p>
      <text:p text:style-name="P7"><text:tab/><text:tab/><text:tab/><text:tab/><text:span text:style-name="T35">（１），在QsbApplication中通过getSources()获取含有所有查询源的SearchableSources对象；</text:span></text:p>
      <text:p text:style-name="P8"><text:tab/><text:tab/><text:tab/><text:tab/><text:span text:style-name="T35">（２），使用（１）中获取的对象构造SearchableCorpora对象，构造过程中通过SearchableCorpusFactory将sources转化成corpora；</text:span></text:p>
      <text:p text:style-name="P9"><text:tab/><text:tab/><text:tab/><text:tab/><text:span text:style-name="T38">（３），通过getShortcutRepository()获取本地数据库操作类ShortcutRepositoryImplLog的实例；</text:span></text:p>
      <text:p text:style-name="P9"><text:tab/><text:tab/><text:tab/><text:tab/><text:span text:style-name="T39">（４），根据（２）和（３）中的对象构造DefaultCorpusRanker实例，并依次调用</text:span></text:p>
      <text:p text:style-name="P7"><text:span text:style-name="T3">DefaultCorpusRanker.</text:span><text:bookmark-start text:name="__DdeLink__156_1034964111"/><text:span text:style-name="T3">getCorporaInAll</text:span><text:bookmark-end text:name="__DdeLink__156_1034964111"/><text:span text:style-name="T3">(consumer)</text:span></text:p>
      <text:p text:style-name="P3"><text:span text:style-name="T3">-&gt;RankedCorporaCache.getLater(consumer)，然后直接通过</text:span><text:bookmark-start text:name="__DdeLink__293_65823444"/><text:span text:style-name="T3">consumer回调</text:span><text:bookmark-end text:name="__DdeLink__293_65823444"/><text:span text:style-name="T3">或者调用RankedCorporaCache.create()-&gt;ShortcutRepositoryImplLog.getCorpusScores()获取各corpus点击数并对（２）中得到的corpora按点击量排序，然后在调用consumer回调；</text:span></text:p>
      <text:p text:style-name="P4"><text:tab/><text:tab/><text:tab/>如果不为空则直接根据SearchActivityView中的corpara来更新本地搜索结果<text:span text:style-name="T4">。</text:span></text:p>
      <text:p text:style-name="P4"/>
      <text:p text:style-name="P4"/>
      <text:p text:style-name="P63">更新本地结果过程：</text:p>
      <text:p text:style-name="P5">入口： SearchActivity：<text:span text:style-name="T10">updateSuggestions()-&gt;getSuggestionsProvider().getSuggestions(query, corporaToQuery)。 corporaToQuery为上面获取的</text:span>corpora。</text:p>
      <text:p text:style-name="P26">SuggestionsProviderImpl：getSuggestions()：</text:p>
      <text:p text:style-name="P26"><text:soft-page-break/><text:tab/><text:tab/><text:tab/><text:tab/><text:span text:style-name="T25">（１），</text:span>通过filterCorpora调用<text:span text:style-name="T11">ShouldQueryStrategy来对corpora进行过滤，；<text:tab/><text:tab/><text:tab/><text:tab/>（２），然后根据查询词和过滤后的corpora构造Suggestions；</text:span></text:p>
      <text:p text:style-name="P26"><text:tab/><text:tab/><text:tab/><text:tab/><text:span text:style-name="T25">（３），创建BatchingNamedTaskExecutor对象，该对象的NamedTaskExecutor实例是PerNameExecutor对象；</text:span></text:p>
      <text:p text:style-name="P26"><text:tab/><text:tab/><text:tab/><text:tab/><text:span text:style-name="T25">（４），创建回调SuggestionCursorReceiver对象，并传入（３）中创建的对象；</text:span></text:p>
      <text:p text:style-name="P27"><text:tab/><text:tab/><text:tab/><text:tab/><text:span text:style-name="T25">（５），调用QueryTask.startQueries为每个Corpus创建一个QueryTask对象；</text:span></text:p>
      <text:p text:style-name="P27"><text:tab/><text:tab/><text:tab/><text:tab/><text:span text:style-name="T26">（６），调用BatchingNamedTaskExecutor的executeNextBatch执行指定数量的QueryTask任务。每个任务的run()方法里都有Corpus.getSuggestions()方法执行具体的查询和调用（４）中创建的Consumer的consume()回调。在consume()回调里，查询的结果Cursor会被添加到（２）中创建的Suggestions对象里，如果没有查询完，还会调用（３）中BatchingNamedTaskExecutor对象的executeNextBatch(int batchSize)方法执行下一批任务。</text:span></text:p>
      <text:p text:style-name="P27">最终<text:span text:style-name="T26">，查询结果都会被添加到suggestions里并返回。</text:span></text:p>
      <text:p text:style-name="P53"/>
      <text:p text:style-name="P53"/>
      <text:p text:style-name="P65">显示数据流程：</text:p>
      <text:p text:style-name="P11">入口：<text:span text:style-name="T57">SearchActiviy:showSuggestions(Suggestions suggestions)→SearchActivityView.setSuggestions(suggestions)→DelayingSuggestionsAdapter.setSuggestions(suggestions)-&gt;ClusteredSuggestionsAdapter.setSuggestions(suggestions)(父类SuggestionsAdapterBase中实现)保存数据；</text:span></text:p>
      <text:p text:style-name="P12"><text:tab/><text:span text:style-name="T58">ClusteredSuggestionsAdapter.Adapter的buildCorpusGroups()方法中调用getSuggestions()获取数据。</text:span></text:p>
      <text:p text:style-name="P10"/>
      <text:p text:style-name="P10"/>
      <text:p text:style-name="P10"/>
      <text:p text:style-name="P66">点击事件处理流程：</text:p>
      <text:p text:style-name="P10">入口：</text:p>
      <text:p text:style-name="P67"/>
      <text:p text:style-name="P67"/>
      <text:p text:style-name="P67"/>
      <text:p text:style-name="P67"/>
      <text:p text:style-name="P66"/>
      <text:p text:style-name="P66"/>
      <text:p text:style-name="P66"/>
      <text:p text:style-name="P66"/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Droid Sans Fallback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Droid Sans Fallback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Fallback1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3:52:37.060005729</meta:creation-date>
    <dc:date>2016-08-09T16:06:44.748915335</dc:date>
    <meta:editing-duration>PT17H3M14S</meta:editing-duration>
    <meta:editing-cycles>63</meta:editing-cycles>
    <meta:generator>LibreOffice/5.1.4.2$Linux_X86_64 LibreOffice_project/10m0$Build-2</meta:generator>
    <meta:document-statistic meta:table-count="0" meta:image-count="0" meta:object-count="0" meta:page-count="5" meta:paragraph-count="152" meta:word-count="2863" meta:character-count="8818" meta:non-whitespace-character-count="8402"/>
  </office:meta>
</office:document-meta>
</file>